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JavaSqlDateTest.yyyy_MM_dd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JavaSqlDate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JavaSqlDateTest.yyyy_MM_dd_HH_mm_ss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